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8"/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fo:background-color="#0E2841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0E2841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39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Percent" style:data-style-name="N38"/>
    <style:style style:name="ce11" style:family="table-cell" style:parent-style-name="Default" style:data-style-name="N40"/>
    <style:style style:name="ce12" style:family="table-cell" style:parent-style-name="Default" style:data-style-name="N4"/>
    <style:style style:name="ce13" style:family="table-cell" style:parent-style-name="Default" style:data-style-name="N2"/>
    <style:style style:name="ce14" style:family="table-cell" style:parent-style-name="Default" style:data-style-name="N0">
      <style:table-cell-properties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14"/>
    <style:style style:name="ce16" style:family="table-cell" style:parent-style-name="Default" style:data-style-name="N51">
      <style:table-cell-properties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51"/>
    <style:style style:name="ce18" style:family="table-cell" style:parent-style-name="Default" style:data-style-name="N51"/>
    <style:style style:name="ce19" style:family="table-cell" style:parent-style-name="Default" style:data-style-name="N5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51">
      <style:table-cell-properties fo:border-top="none" fo:border-bottom="none" fo:border-left="none" fo:border-right="thin solid #000000"/>
    </style:style>
    <style:style style:name="ce21" style:family="table-cell" style:parent-style-name="Default" style:data-style-name="N51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51">
      <style:table-cell-properties fo:border-top="thin solid #000000" fo:border-bottom="thin solid #000000" fo:border-left="none" fo:border-right="thin solid #000000"/>
    </style:style>
    <style:style style:name="ce23" style:family="table-cell" style:parent-style-name="Default" style:data-style-name="N51">
      <style:table-cell-properties fo:border-top="thin solid #000000" fo:border-bottom="thin solid #000000" fo:border-left="none" fo:border-right="none"/>
    </style:style>
    <style:style style:name="ce24" style:family="table-cell" style:parent-style-name="Default" style:data-style-name="N51"/>
    <style:style style:name="ce25" style:family="table-cell" style:parent-style-name="Default" style:data-style-name="N51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6" style:family="table-cell" style:parent-style-name="Default" style:data-style-name="N51">
      <style:table-cell-properties fo:border-top="none" fo:border-bottom="thin solid #000000" fo:border-left="none" fo:border-right="thin solid #000000"/>
    </style:style>
    <style:style style:name="ce27" style:family="table-cell" style:parent-style-name="Default" style:data-style-name="N51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51">
      <style:table-cell-properties style:vertical-align="middle" fo:background-color="#FFFFFF"/>
      <style:text-properties fo:color="#FFFFFF" fo:font-weight="bold" style:font-weight-asian="bold" style:font-weight-complex="bold"/>
    </style:style>
    <style:style style:name="ce29" style:family="table-cell" style:parent-style-name="Default" style:data-style-name="N51">
      <style:table-cell-properties fo:background-color="#FFFFFF"/>
    </style:style>
    <style:style style:name="ce30" style:family="table-cell" style:parent-style-name="Default" style:data-style-name="N51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31" style:family="table-cell" style:parent-style-name="Default" style:data-style-name="N51">
      <style:text-properties fo:font-weight="bold" style:font-weight-asian="bold" style:font-weight-complex="bold"/>
    </style:style>
    <style:style style:name="ce32" style:family="table-cell" style:parent-style-name="Default" style:data-style-name="N51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Percent" style:data-style-name="N38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3">
      <style:text-properties fo:font-weight="bold" style:font-weight-asian="bold" style:font-weight-complex="bold"/>
    </style:style>
    <style:style style:name="ce37" style:family="table-cell" style:parent-style-name="Percent" style:data-style-name="N37">
      <style:table-cell-properties fo:background-color="#215C98"/>
      <style:text-properties fo:color="#FFFFFF" fo:font-weight="bold" style:font-weight-asian="bold" style:font-weight-complex="bold"/>
    </style:style>
    <style:style style:name="ce38" style:family="table-cell" style:parent-style-name="Default" style:data-style-name="N38">
      <style:table-cell-properties fo:background-color="#215C98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6833333333333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2.19604166666667cm" style:use-optimal-column-width="true"/>
    </style:style>
    <style:style style:name="co6" style:family="table-column">
      <style:table-column-properties fo:break-before="auto" style:column-width="4.524375cm" style:use-optimal-column-width="true"/>
    </style:style>
    <style:style style:name="co7" style:family="table-column">
      <style:table-column-properties fo:break-before="auto" style:column-width="2.59291666666667cm" style:use-optimal-column-width="true"/>
    </style:style>
    <style:style style:name="co8" style:family="table-column">
      <style:table-column-properties fo:break-before="auto" style:column-width="2.460625cm" style:use-optimal-column-width="true"/>
    </style:style>
    <style:style style:name="co9" style:family="table-column">
      <style:table-column-properties fo:break-before="auto" style:column-width="4.02166666666667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6.85270833333333cm" style:use-optimal-column-width="true"/>
    </style:style>
    <style:style style:name="co12" style:family="table-column">
      <style:table-column-properties fo:break-before="auto" style:column-width="4.65666666666667cm" style:use-optimal-column-width="true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4.39208333333333cm" style:use-optimal-column-width="true"/>
    </style:style>
    <style:style style:name="co15" style:family="table-column">
      <style:table-column-properties fo:break-before="auto" style:column-width="1.37583333333333cm" style:use-optimal-column-width="true"/>
    </style:style>
    <style:style style:name="co16" style:family="table-column">
      <style:table-column-properties fo:break-before="auto" style:column-width="5.97958333333333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CF_IV_Group_A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3" table:default-cell-style-name="ce17"/>
        <table:table-column table:style-name="co5" table:default-cell-style-name="ce17"/>
        <table:table-column table:style-name="co1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8" table:number-columns-repeated="2" table:default-cell-style-name="ce17"/>
        <table:table-column table:style-name="co1" table:number-columns-repeated="16369" table:default-cell-style-name="ce17"/>
        <table:table-row table:style-name="ro1">
          <table:table-cell office:value-type="string" table:number-columns-spanned="7" table:number-rows-spanned="1" table:style-name="ce16">
            <text:p>DCF IV GROUP AS</text:p>
          </table:table-cell>
          <table:covered-table-cell table:number-columns-repeated="6"/>
          <table:table-cell table:number-columns-repeated="16377" table:style-name="ce17"/>
        </table:table-row>
        <table:table-row table:style-name="ro2">
          <table:table-cell table:number-columns-repeated="16384"/>
        </table:table-row>
        <table:table-row table:style-name="ro2">
          <table:table-cell table:style-name="ce17"/>
          <table:table-cell table:style-name="ce18"/>
          <table:table-cell office:value-type="string" table:style-name="ce19">
            <text:p>2024A</text:p>
          </table:table-cell>
          <table:table-cell office:value-type="string" table:style-name="ce19">
            <text:p>2025E</text:p>
          </table:table-cell>
          <table:table-cell office:value-type="string" table:style-name="ce19">
            <text:p>2026E</text:p>
          </table:table-cell>
          <table:table-cell office:value-type="string" table:style-name="ce19">
            <text:p>2027E</text:p>
          </table:table-cell>
          <table:table-cell office:value-type="string" table:style-name="ce19">
            <text:p>2028E</text:p>
          </table:table-cell>
          <table:table-cell table:number-columns-repeated="16377" table:style-name="ce17"/>
        </table:table-row>
        <table:table-row table:style-name="ro2">
          <table:table-cell table:style-name="ce17"/>
          <table:table-cell office:value-type="string" table:style-name="ce20">
            <text:p>Revenue</text:p>
          </table:table-cell>
          <table:table-cell office:value-type="float" office:value="545460" table:style-name="ce17">
            <text:p>545 460</text:p>
          </table:table-cell>
          <table:table-cell office:value-type="float" office:value="570460" table:style-name="ce17">
            <text:p>570 460</text:p>
          </table:table-cell>
          <table:table-cell office:value-type="float" office:value="607676" table:style-name="ce17">
            <text:p>607 676</text:p>
          </table:table-cell>
          <table:table-cell office:value-type="float" office:value="641396.6280701122" table:formula="of:=[.E4]*(1+[.$C$32])" table:style-name="ce17">
            <text:p>641 397</text:p>
          </table:table-cell>
          <table:table-cell office:value-type="float" office:value="676988.45190481422" table:formula="of:=[.F4]*(1+[.$C$32])" table:style-name="ce17">
            <text:p>676 988</text:p>
          </table:table-cell>
          <table:table-cell table:style-name="ce17"/>
          <table:table-cell office:value-type="string" table:style-name="ce17">
            <text:p>WACC</text:p>
          </table:table-cell>
          <table:table-cell office:value-type="percentage" office:value="7.065947943081273E-2" table:formula="of:=[Sensetivity_Table.A12]" table:style-name="ce10">
            <text:p>7,07 %</text:p>
          </table:table-cell>
          <table:table-cell table:number-columns-repeated="16374" table:style-name="ce17"/>
        </table:table-row>
        <table:table-row table:style-name="ro2">
          <table:table-cell table:style-name="ce17"/>
          <table:table-cell office:value-type="string" table:style-name="ce20">
            <text:p>COGS</text:p>
          </table:table-cell>
          <table:table-cell office:value-type="float" office:value="-259114" table:style-name="ce17">
            <text:p>259 114</text:p>
          </table:table-cell>
          <table:table-cell office:value-type="float" office:value="-277997" table:style-name="ce17">
            <text:p>277 997</text:p>
          </table:table-cell>
          <table:table-cell office:value-type="float" office:value="-299545" table:style-name="ce17">
            <text:p>299 545</text:p>
          </table:table-cell>
          <table:table-cell office:value-type="float" office:value="-322068.07150112814" table:formula="of:=[.E5]*(1+[.$C$33])" table:style-name="ce17">
            <text:p>322 068</text:p>
          </table:table-cell>
          <table:table-cell office:value-type="float" office:value="-346284.67402378871" table:formula="of:=[.F5]*(1+[.$C$33])" table:style-name="ce17">
            <text:p>346 285</text:p>
          </table:table-cell>
          <table:table-cell table:style-name="ce17"/>
          <table:table-cell office:value-type="string" table:style-name="ce17">
            <text:p>Terminal Value</text:p>
          </table:table-cell>
          <table:table-cell office:value-type="float" office:value="1291611.2718316056" table:formula="of:=[.G18]*(1+[.J9])/([.J4]-[.J9])" table:style-name="ce17">
            <text:p>1 291 611</text:p>
          </table:table-cell>
          <table:table-cell table:number-columns-repeated="16374" table:style-name="ce17"/>
        </table:table-row>
        <table:table-row table:style-name="ro2">
          <table:table-cell table:style-name="ce17"/>
          <table:table-cell office:value-type="string" table:style-name="ce20">
            <text:p>Personnel expenses</text:p>
          </table:table-cell>
          <table:table-cell office:value-type="float" office:value="-57424" table:style-name="ce17">
            <text:p>57 424</text:p>
          </table:table-cell>
          <table:table-cell office:value-type="float" office:value="-61262" table:style-name="ce17">
            <text:p>61 262</text:p>
          </table:table-cell>
          <table:table-cell office:value-type="float" office:value="-65786" table:style-name="ce17">
            <text:p>65 786</text:p>
          </table:table-cell>
          <table:table-cell office:value-type="float" office:value="-70413.10577404908" table:formula="of:=[.E6]*(1+[.$C$34])" table:style-name="ce17">
            <text:p>70 413</text:p>
          </table:table-cell>
          <table:table-cell office:value-type="float" office:value="-75365.662371134036" table:formula="of:=[.F6]*(1+[.$C$34])" table:style-name="ce17">
            <text:p>75 366</text:p>
          </table:table-cell>
          <table:table-cell table:style-name="ce17"/>
          <table:table-cell office:value-type="string" table:style-name="ce17">
            <text:p>Discounted Terminal Value</text:p>
          </table:table-cell>
          <table:table-cell office:value-type="float" office:value="918068.30411661358" table:formula="of:=[.J5]/(1+[.J4])^5" table:style-name="ce17">
            <text:p>918 068</text:p>
          </table:table-cell>
          <table:table-cell table:number-columns-repeated="16374" table:style-name="ce17"/>
        </table:table-row>
        <table:table-row table:style-name="ro2">
          <table:table-cell table:style-name="ce17"/>
          <table:table-cell office:value-type="string" table:style-name="ce20">
            <text:p>Other operating expenses</text:p>
          </table:table-cell>
          <table:table-cell office:value-type="float" office:value="-14745" table:style-name="ce17">
            <text:p>14 745</text:p>
          </table:table-cell>
          <table:table-cell office:value-type="float" office:value="-15582" table:style-name="ce17">
            <text:p>15 582</text:p>
          </table:table-cell>
          <table:table-cell office:value-type="float" office:value="-16238" table:style-name="ce17">
            <text:p>16 238</text:p>
          </table:table-cell>
          <table:table-cell office:value-type="float" office:value="-17040.267856005321" table:formula="of:=[.E7]*(1+[.$C$35])" table:style-name="ce17">
            <text:p>17 040</text:p>
          </table:table-cell>
          <table:table-cell office:value-type="float" office:value="-17882.173211258047" table:formula="of:=[.F7]*(1+[.$C$35])" table:style-name="ce17">
            <text:p>17 882</text:p>
          </table:table-cell>
          <table:table-cell table:style-name="ce17"/>
          <table:table-cell office:value-type="string" table:style-name="ce21">
            <text:p>Market Cap</text:p>
          </table:table-cell>
          <table:table-cell office:value-type="float" office:value="1072273.837577061" table:formula="of:=[.C20]+[.D20]+[.E20]+[.F20]+[.G20]+[.J6]" table:style-name="ce21">
            <text:p>1 072 274</text:p>
          </table:table-cell>
          <table:table-cell table:number-columns-repeated="16374" table:style-name="ce17"/>
        </table:table-row>
        <table:table-row table:style-name="ro2">
          <table:table-cell table:style-name="ce17"/>
          <table:table-cell office:value-type="string" table:style-name="ce20">
            <text:p>Gross Profit</text:p>
          </table:table-cell>
          <table:table-cell office:value-type="float" office:value="286346" table:formula="of:=[.C4]+[.C5]" table:style-name="ce17">
            <text:p>286 346</text:p>
          </table:table-cell>
          <table:table-cell office:value-type="float" office:value="292463" table:formula="of:=[.D4]+[.D5]" table:style-name="ce17">
            <text:p>292 463</text:p>
          </table:table-cell>
          <table:table-cell office:value-type="float" office:value="308131" table:formula="of:=[.E4]+[.E5]" table:style-name="ce17">
            <text:p>308 131</text:p>
          </table:table-cell>
          <table:table-cell office:value-type="float" office:value="319328.55656898406" table:formula="of:=[.F4]+[.F5]" table:style-name="ce17">
            <text:p>319 329</text:p>
          </table:table-cell>
          <table:table-cell office:value-type="float" office:value="330703.77788102551" table:formula="of:=[.G4]+[.G5]" table:style-name="ce17">
            <text:p>330 704</text:p>
          </table:table-cell>
          <table:table-cell table:number-columns-repeated="16377" table:style-name="ce17"/>
        </table:table-row>
        <table:table-row table:style-name="ro2">
          <table:table-cell table:style-name="ce17"/>
          <table:table-cell office:value-type="string" table:style-name="ce20">
            <text:p>Other SG&amp;A/OPEX</text:p>
          </table:table-cell>
          <table:table-cell office:value-type="float" office:value="-172055" table:style-name="ce17">
            <text:p>172 055</text:p>
          </table:table-cell>
          <table:table-cell office:value-type="float" office:value="-165258" table:style-name="ce17">
            <text:p>165 258</text:p>
          </table:table-cell>
          <table:table-cell office:value-type="float" office:value="-165379" table:style-name="ce17">
            <text:p>165 379</text:p>
          </table:table-cell>
          <table:table-cell office:value-type="float" office:value="-158958.15214430101" table:style-name="ce17">
            <text:p>158 958</text:p>
          </table:table-cell>
          <table:table-cell office:value-type="float" office:value="-149903.35733115801" table:style-name="ce17">
            <text:p>149 903</text:p>
          </table:table-cell>
          <table:table-cell table:style-name="ce17"/>
          <table:table-cell office:value-type="string" table:style-name="ce17">
            <text:p>Industry growth rate</text:p>
          </table:table-cell>
          <table:table-cell office:value-type="percentage" office:value="2.7E-2" table:formula="of:=[Sensetivity_Table.A13]" table:style-name="ce10">
            <text:p>2,70 %</text:p>
          </table:table-cell>
          <table:table-cell table:number-columns-repeated="16374" table:style-name="ce17"/>
        </table:table-row>
        <table:table-row table:style-name="ro2">
          <table:table-cell table:style-name="ce17"/>
          <table:table-cell office:value-type="string" table:style-name="ce22">
            <text:p>Norm. EBITDA</text:p>
          </table:table-cell>
          <table:table-cell office:value-type="float" office:value="42122" table:formula="of:=[.C4]+[.C5]+[.C6]+[.C7]+[.C9]" table:style-name="ce23">
            <text:p>42 122</text:p>
          </table:table-cell>
          <table:table-cell office:value-type="float" office:value="50361" table:formula="of:=[.D4]+[.D5]+[.D6]+[.D7]+[.D9]" table:style-name="ce23">
            <text:p>50 361</text:p>
          </table:table-cell>
          <table:table-cell office:value-type="float" office:value="60728" table:formula="of:=[.E4]+[.E5]+[.E6]+[.E7]+[.E9]" table:style-name="ce23">
            <text:p>60 728</text:p>
          </table:table-cell>
          <table:table-cell office:value-type="float" office:value="72917.030794628663" table:formula="of:=[.F4]+[.F5]+[.F6]+[.F7]+[.F9]" table:style-name="ce23">
            <text:p>72 917</text:p>
          </table:table-cell>
          <table:table-cell office:value-type="float" office:value="87552.584967475414" table:formula="of:=[.G4]+[.G5]+[.G6]+[.G7]+[.G9]" table:style-name="ce23">
            <text:p>87 553</text:p>
          </table:table-cell>
          <table:table-cell table:number-columns-repeated="16377" table:style-name="ce17"/>
        </table:table-row>
        <table:table-row table:style-name="ro2">
          <table:table-cell table:style-name="ce17"/>
          <table:table-cell office:value-type="string" table:style-name="ce20">
            <text:p>Depreciation &amp; Amortization</text:p>
          </table:table-cell>
          <table:table-cell office:value-type="float" office:value="16142" table:formula="of:=15673+469" table:style-name="ce17">
            <text:p>16 142</text:p>
          </table:table-cell>
          <table:table-cell office:value-type="float" office:value="17247" table:formula="of:=16837+410" table:style-name="ce17">
            <text:p>17 247</text:p>
          </table:table-cell>
          <table:table-cell office:value-type="float" office:value="18346" table:formula="of:=17936+410" table:style-name="ce17">
            <text:p>18 346</text:p>
          </table:table-cell>
          <table:table-cell office:value-type="float" office:value="19558.403980334406" table:formula="of:=[.E11]*(1+[.$C$37])" table:style-name="ce17">
            <text:p>19 558</text:p>
          </table:table-cell>
          <table:table-cell office:value-type="float" office:value="20850.930244083764" table:formula="of:=[.F11]*(1+[.$C$37])" table:style-name="ce17">
            <text:p>20 851</text:p>
          </table:table-cell>
          <table:table-cell table:number-columns-repeated="16377" table:style-name="ce17"/>
        </table:table-row>
        <table:table-row table:style-name="ro2">
          <table:table-cell table:style-name="ce17"/>
          <table:table-cell office:value-type="string" table:style-name="ce22">
            <text:p>EBIT</text:p>
          </table:table-cell>
          <table:table-cell office:value-type="float" office:value="25980" table:formula="of:=[.C10]-[.C11]" table:style-name="ce23">
            <text:p>25 980</text:p>
          </table:table-cell>
          <table:table-cell office:value-type="float" office:value="33114" table:formula="of:=[.D10]-[.D11]" table:style-name="ce23">
            <text:p>33 114</text:p>
          </table:table-cell>
          <table:table-cell office:value-type="float" office:value="42382" table:formula="of:=[.E10]-[.E11]" table:style-name="ce23">
            <text:p>42 382</text:p>
          </table:table-cell>
          <table:table-cell office:value-type="float" office:value="53358.626814294257" table:formula="of:=[.F10]-[.F11]" table:style-name="ce23">
            <text:p>53 359</text:p>
          </table:table-cell>
          <table:table-cell office:value-type="float" office:value="66701.65472339165" table:formula="of:=[.G10]-[.G11]" table:style-name="ce23">
            <text:p>66 702</text:p>
          </table:table-cell>
          <table:table-cell table:style-name="ce17"/>
          <table:table-cell table:number-columns-spanned="7" table:number-rows-spanned="1" table:style-name="ce24"/>
          <table:covered-table-cell table:number-columns-repeated="6"/>
          <table:table-cell table:number-columns-repeated="16369"/>
        </table:table-row>
        <table:table-row table:style-name="ro2">
          <table:table-cell table:style-name="ce17"/>
          <table:table-cell office:value-type="string" table:style-name="ce20">
            <text:p>Taxes (12%)</text:p>
          </table:table-cell>
          <table:table-cell office:value-type="float" office:value="3117.6" table:formula="of:=[.C12]*0.12" table:style-name="ce17">
            <text:p>3 118</text:p>
          </table:table-cell>
          <table:table-cell office:value-type="float" office:value="3973.68" table:formula="of:=[.D12]*0.12" table:style-name="ce17">
            <text:p>3 974</text:p>
          </table:table-cell>
          <table:table-cell office:value-type="float" office:value="5085.84" table:formula="of:=[.E12]*0.12" table:style-name="ce17">
            <text:p>5 086</text:p>
          </table:table-cell>
          <table:table-cell office:value-type="float" office:value="11738.897899144737" table:formula="of:=[.F12]*0.22" table:style-name="ce17">
            <text:p>11 739</text:p>
          </table:table-cell>
          <table:table-cell office:value-type="float" office:value="14674.364039146163" table:formula="of:=[.G12]*0.22" table:style-name="ce17">
            <text:p>14 674</text:p>
          </table:table-cell>
          <table:table-cell table:number-columns-repeated="16377" table:style-name="ce17"/>
        </table:table-row>
        <table:table-row table:style-name="ro2">
          <table:table-cell table:style-name="ce17"/>
          <table:table-cell office:value-type="string" table:style-name="ce22">
            <text:p>NOPAT</text:p>
          </table:table-cell>
          <table:table-cell office:value-type="float" office:value="22862.400000000001" table:formula="of:=[.C12]-[.C13]" table:style-name="ce23">
            <text:p>22 862</text:p>
          </table:table-cell>
          <table:table-cell office:value-type="float" office:value="29140.32" table:formula="of:=[.D12]-[.D13]" table:style-name="ce23">
            <text:p>29 140</text:p>
          </table:table-cell>
          <table:table-cell office:value-type="float" office:value="37296.160000000003" table:formula="of:=[.E12]-[.E13]" table:style-name="ce23">
            <text:p>37 296</text:p>
          </table:table-cell>
          <table:table-cell office:value-type="float" office:value="41619.728915149521" table:formula="of:=[.F12]-[.F13]" table:style-name="ce23">
            <text:p>41 620</text:p>
          </table:table-cell>
          <table:table-cell office:value-type="float" office:value="52027.290684245483" table:formula="of:=[.G12]-[.G13]" table:style-name="ce23">
            <text:p>52 027</text:p>
          </table:table-cell>
          <table:table-cell table:number-columns-repeated="16377" table:style-name="ce17"/>
        </table:table-row>
        <table:table-row table:style-name="ro2">
          <table:table-cell table:style-name="ce17"/>
          <table:table-cell office:value-type="string" table:style-name="ce20">
            <text:p>Depreciation &amp; Amortization</text:p>
          </table:table-cell>
          <table:table-cell office:value-type="float" office:value="16142" table:formula="of:=[.C11]" table:style-name="ce17">
            <text:p>16 142</text:p>
          </table:table-cell>
          <table:table-cell office:value-type="float" office:value="17247" table:formula="of:=[.D11]" table:style-name="ce17">
            <text:p>17 247</text:p>
          </table:table-cell>
          <table:table-cell office:value-type="float" office:value="18346" table:formula="of:=[.E11]" table:style-name="ce17">
            <text:p>18 346</text:p>
          </table:table-cell>
          <table:table-cell office:value-type="float" office:value="19558.403980334406" table:formula="of:=[.F11]" table:style-name="ce17">
            <text:p>19 558</text:p>
          </table:table-cell>
          <table:table-cell office:value-type="float" office:value="20850.930244083764" table:formula="of:=[.G11]" table:style-name="ce17">
            <text:p>20 851</text:p>
          </table:table-cell>
          <table:table-cell table:number-columns-repeated="16377" table:style-name="ce17"/>
        </table:table-row>
        <table:table-row table:style-name="ro2">
          <table:table-cell table:style-name="ce17"/>
          <table:table-cell office:value-type="string" table:style-name="ce20">
            <text:p>Cap.Ex</text:p>
          </table:table-cell>
          <table:table-cell office:value-type="float" office:value="16566" table:style-name="ce17">
            <text:p>16 566</text:p>
          </table:table-cell>
          <table:table-cell office:value-type="float" office:value="18258" table:style-name="ce17">
            <text:p>18 258</text:p>
          </table:table-cell>
          <table:table-cell office:value-type="float" office:value="18250" table:style-name="ce17">
            <text:p>18 250</text:p>
          </table:table-cell>
          <table:table-cell office:value-type="float" office:value="19155.146360123421" table:formula="of:=[.E16]*(1+[.$C$38])" table:style-name="ce17">
            <text:p>19 155</text:p>
          </table:table-cell>
          <table:table-cell office:value-type="float" office:value="20105.185319328742" table:formula="of:=[.F16]*(1+[.$C$38])" table:style-name="ce17">
            <text:p>20 105</text:p>
          </table:table-cell>
          <table:table-cell table:number-columns-repeated="16377" table:style-name="ce17"/>
        </table:table-row>
        <table:table-row table:style-name="ro2">
          <table:table-cell/>
          <table:table-cell office:value-type="string" table:style-name="ce20">
            <text:p>Change in NWC</text:p>
          </table:table-cell>
          <table:table-cell office:value-type="float" office:value="-2747" table:style-name="ce17">
            <text:p>2 747</text:p>
          </table:table-cell>
          <table:table-cell office:value-type="float" office:value="-1500" table:style-name="ce17">
            <text:p>1 500</text:p>
          </table:table-cell>
          <table:table-cell office:value-type="float" office:value="-2233" table:style-name="ce17">
            <text:p>2 233</text:p>
          </table:table-cell>
          <table:table-cell office:value-type="float" office:value="-2023.237684206732" table:formula="of:=[.C39]" table:style-name="ce17">
            <text:p>2 023</text:p>
          </table:table-cell>
          <table:table-cell office:value-type="float" office:value="-2135.5094300821215" table:formula="of:=[.C40]" table:style-name="ce17">
            <text:p>2 136</text:p>
          </table:table-cell>
          <table:table-cell table:number-columns-repeated="16377" table:style-name="ce17"/>
        </table:table-row>
        <table:table-row table:style-name="ro2">
          <table:table-cell/>
          <table:table-cell office:value-type="string" table:style-name="ce25">
            <text:p>FCF</text:p>
          </table:table-cell>
          <table:table-cell office:value-type="float" office:value="25185.4" table:formula="of:=[.C14]+[.C15]-[.C16]-[.C17]" table:style-name="ce21">
            <text:p>25 185</text:p>
          </table:table-cell>
          <table:table-cell office:value-type="float" office:value="29629.32" table:formula="of:=[.D14]+[.D15]-[.D16]-[.D17]" table:style-name="ce21">
            <text:p>29 629</text:p>
          </table:table-cell>
          <table:table-cell office:value-type="float" office:value="39625.160000000003" table:formula="of:=[.E14]+[.E15]-[.E16]-[.E17]" table:style-name="ce21">
            <text:p>39 625</text:p>
          </table:table-cell>
          <table:table-cell office:value-type="float" office:value="44046.224219567237" table:formula="of:=[.F14]+[.F15]-[.F16]-[.F17]" table:style-name="ce21">
            <text:p>44 046</text:p>
          </table:table-cell>
          <table:table-cell office:value-type="float" office:value="54908.54503908263" table:formula="of:=[.G14]+[.G15]-[.G16]-[.G17]" table:style-name="ce21">
            <text:p>54 909</text:p>
          </table:table-cell>
          <table:table-cell table:number-columns-repeated="16377" table:style-name="ce17"/>
        </table:table-row>
        <table:table-row table:style-name="ro2" table:visibility="collapse">
          <table:table-cell/>
          <table:table-cell office:value-type="string" table:style-name="ce20">
            <text:p>Discount factor</text:p>
          </table:table-cell>
          <table:table-cell office:value-type="float" office:value="0.93400377917694533" table:formula="of:=1/(1+[.$J$4])^1" table:style-name="ce17">
            <text:p>1</text:p>
          </table:table-cell>
          <table:table-cell office:value-type="float" office:value="0.87236305951681614" table:formula="of:=1/(1+[.$J$4])^2" table:style-name="ce17">
            <text:p>1</text:p>
          </table:table-cell>
          <table:table-cell office:value-type="float" office:value="0.81479039440306888" table:formula="of:=1/(1+[.$J$4])^3" table:style-name="ce17">
            <text:p>1</text:p>
          </table:table-cell>
          <table:table-cell office:value-type="float" office:value="0.76101730760954023" table:formula="of:=1/(1+[.$J$4])^4" table:style-name="ce17">
            <text:p>1</text:p>
          </table:table-cell>
          <table:table-cell office:value-type="float" office:value="0.71079304132637444" table:formula="of:=1/(1+[.$J$4])^5" table:style-name="ce17">
            <text:p>1</text:p>
          </table:table-cell>
          <table:table-cell table:number-columns-repeated="16377" table:style-name="ce17"/>
        </table:table-row>
        <table:table-row table:style-name="ro2">
          <table:table-cell/>
          <table:table-cell office:value-type="string" table:style-name="ce26">
            <text:p>PV of FCF</text:p>
          </table:table-cell>
          <table:table-cell office:value-type="float" office:value="23523.258780083041" table:formula="of:=[.C18]/(1+[.$J$4])^1" table:style-name="ce27">
            <text:p>23 523</text:p>
          </table:table-cell>
          <table:table-cell office:value-type="float" office:value="25847.524246602792" table:formula="of:=[.D18]/(1+[.$J$4])^2" table:style-name="ce27">
            <text:p>25 848</text:p>
          </table:table-cell>
          <table:table-cell office:value-type="float" office:value="32286.199744684709" table:formula="of:=[.E18]/(1+[.$J$4])^3" table:style-name="ce27">
            <text:p>32 286</text:p>
          </table:table-cell>
          <table:table-cell office:value-type="float" office:value="33519.938965941183" table:formula="of:=[.F18]/(1+[.$J$4])^4" table:style-name="ce27">
            <text:p>33 520</text:p>
          </table:table-cell>
          <table:table-cell office:value-type="float" office:value="39028.611723135757" table:formula="of:=[.G18]/(1+[.$J$4])^5" table:style-name="ce27">
            <text:p>39 029</text:p>
          </table:table-cell>
          <table:table-cell table:style-name="ce17"/>
          <table:table-cell table:style-name="ce28"/>
          <table:table-cell table:number-columns-repeated="6" table:style-name="ce29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0">
            <text:p>PV of TV</text:p>
          </table:table-cell>
          <table:table-cell office:value-type="float" office:value="918068.30411661358" table:formula="of:=[.J5]/(1+[.J4])^5" table:style-name="ce17">
            <text:p>918 068</text:p>
          </table:table-cell>
          <table:table-cell table:number-columns-repeated="16381" table:style-name="ce17"/>
        </table:table-row>
        <table:table-row table:style-name="ro2">
          <table:table-cell/>
          <table:table-cell office:value-type="string" table:style-name="ce20">
            <text:p>Sum of PV of FCF</text:p>
          </table:table-cell>
          <table:table-cell office:value-type="float" office:value="154205.53346044748" table:formula="of:=SUM([.C20:.G20])" table:style-name="ce17">
            <text:p>154 206</text:p>
          </table:table-cell>
          <table:table-cell table:number-columns-repeated="16381" table:style-name="ce17"/>
        </table:table-row>
        <table:table-row table:style-name="ro2">
          <table:table-cell/>
          <table:table-cell office:value-type="string" table:style-name="ce30">
            <text:p>Enterprise Value</text:p>
          </table:table-cell>
          <table:table-cell office:value-type="float" office:value="1072273.837577061" table:formula="of:=[.C22]+[.C23]" table:style-name="ce31">
            <text:p>1 072 274</text:p>
          </table:table-cell>
          <table:table-cell table:number-columns-repeated="16381" table:style-name="ce17"/>
        </table:table-row>
        <table:table-row table:style-name="ro2">
          <table:table-cell/>
          <table:table-cell office:value-type="string" table:style-name="ce20">
            <text:p>NIBD</text:p>
          </table:table-cell>
          <table:table-cell office:value-type="float" office:value="43852" table:style-name="ce17">
            <text:p>43 852</text:p>
          </table:table-cell>
          <table:table-cell table:number-columns-repeated="16381" table:style-name="ce17"/>
        </table:table-row>
        <table:table-row table:style-name="ro2">
          <table:table-cell/>
          <table:table-cell office:value-type="string" table:style-name="ce30">
            <text:p>Equity Value</text:p>
          </table:table-cell>
          <table:table-cell office:value-type="float" office:value="1028421.837577061" table:formula="of:=[.C24]-[.C25]" table:style-name="ce31">
            <text:p>1 028 422</text:p>
          </table:table-cell>
          <table:table-cell table:number-columns-repeated="16381" table:style-name="ce17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32">
            <text:p>Assumed growth rates</text:p>
          </table:table-cell>
          <table:covered-table-cell/>
          <table:table-cell table:number-columns-repeated="16381" table:style-name="ce17"/>
        </table:table-row>
        <table:table-row table:style-name="ro2">
          <table:table-cell/>
          <table:table-cell office:value-type="string" table:style-name="ce17">
            <text:p>Revenue</text:p>
          </table:table-cell>
          <table:table-cell office:value-type="percentage" office:value="5.5491130257097954E-2" table:formula="of:=([.E4]/[.C4])^0.5-1" table:style-name="ce10">
            <text:p>5,55 %</text:p>
          </table:table-cell>
          <table:table-cell table:number-columns-repeated="16381" table:style-name="ce17"/>
        </table:table-row>
        <table:table-row table:style-name="ro2">
          <table:table-cell/>
          <table:table-cell office:value-type="string" table:style-name="ce17">
            <text:p>COGS</text:p>
          </table:table-cell>
          <table:table-cell office:value-type="percentage" office:value="7.5190944603075183E-2" table:formula="of:=([.E5]/[.C5])^0.5-1" table:style-name="ce10">
            <text:p>7,52 %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Personnel expenses</text:p>
          </table:table-cell>
          <table:table-cell office:value-type="percentage" office:value="7.033572149164069E-2" table:formula="of:=([.E6]/[.C6])^0.5-1" table:style-name="ce10">
            <text:p>7,03 %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Other operating expenses</text:p>
          </table:table-cell>
          <table:table-cell office:value-type="percentage" office:value="4.9406814632671603E-2" table:formula="of:=([.E7]/[.C7])^0.5-1" table:style-name="ce10">
            <text:p>4,94 %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Norm. EBITDA</text:p>
          </table:table-cell>
          <table:table-cell office:value-type="percentage" office:value="0.20071516919096344" table:formula="of:=([.E10]/[.C10])^0.5-1" table:style-name="ce10">
            <text:p>20,07 %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Depreciation &amp; Amortization</text:p>
          </table:table-cell>
          <table:table-cell office:value-type="percentage" office:value="6.6085467150027499E-2" table:formula="of:=([.E15]/[.C15])^0.5-1" table:style-name="ce10">
            <text:p>6,61 %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Cap.Ex</text:p>
          </table:table-cell>
          <table:table-cell office:value-type="percentage" office:value="4.959706082868065E-2" table:formula="of:=([.E16]/[.C16])^0.5-1" table:style-name="ce10">
            <text:p>4,96 %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Change in NWC 2027E</text:p>
          </table:table-cell>
          <table:table-cell office:value-type="float" office:value="-2023.237684206732" table:formula="of:=-(([.F4]-[.E4])*0.06)" table:style-name="ce17">
            <text:p>2 02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Change in NWC 2028E</text:p>
          </table:table-cell>
          <table:table-cell office:value-type="float" office:value="-2135.5094300821215" table:formula="of:=-(([.G4]-[.F4])*0.06)" table:style-name="ce17">
            <text:p>2 136</text:p>
          </table:table-cell>
          <table:table-cell table:number-columns-repeated="16381"/>
        </table:table-row>
        <table:table-row table:number-rows-repeated="1048536" table:style-name="ro2">
          <table:table-cell table:number-columns-repeated="16384"/>
        </table:table-row>
      </table:table>
      <table:table table:name="WACC" table:style-name="ta1">
        <table:table-column table:style-name="co11" table:default-cell-style-name="ce1"/>
        <table:table-column table:style-name="co1" table:number-columns-repeated="16383" table:default-cell-style-name="ce1"/>
        <table:table-row table:style-name="ro1">
          <table:table-cell office:value-type="string" table:number-columns-spanned="2" table:number-rows-spanned="1" table:style-name="ce35">
            <text:p>WACC Calculation - IV group AS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9">
            <text:p>Cost of equity (CAPM)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">
            <text:p>Risk-free rate (10Y Norwegian Gov bond)</text:p>
          </table:table-cell>
          <table:table-cell office:value-type="percentage" office:value="3.6400000000000002E-2" table:style-name="ce4">
            <text:p>3,64 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ket risk premium (PWC Norway)</text:p>
          </table:table-cell>
          <table:table-cell office:value-type="percentage" office:value="0.05" table:style-name="ce8">
            <text:p>5 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x rate</text:p>
          </table:table-cell>
          <table:table-cell office:value-type="percentage" office:value="0.22" table:style-name="ce8">
            <text:p>22 %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9">
            <text:p>Beta calculation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">
            <text:p>Unlevered Beta (Peer group average)</text:p>
          </table:table-cell>
          <table:table-cell office:value-type="float" office:value="0.73" table:style-name="ce1">
            <text:p>0,73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9">
            <text:p>Target Capital Structure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">
            <text:p>Target E/(D+E)</text:p>
          </table:table-cell>
          <table:table-cell office:value-type="float" office:value="0.7" table:style-name="ce12">
            <text:p>0,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rget D/(D+E)</text:p>
          </table:table-cell>
          <table:table-cell office:value-type="float" office:value="0.3" table:style-name="ce13">
            <text:p>0,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rget D/E</text:p>
          </table:table-cell>
          <table:table-cell office:value-type="float" office:value="0.4285714285714286" table:formula="of:=[.B13]/[.B12]" table:style-name="ce12">
            <text:p>0,43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9">
            <text:p>Re-Levered Beta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">
            <text:p>Levered Beta</text:p>
          </table:table-cell>
          <table:table-cell office:value-type="float" office:value="0.97402857142857147" table:formula="of:=[.B9]*(1+(1-[.B6])*[.B14])" table:style-name="ce13">
            <text:p>0,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st of Equity</text:p>
          </table:table-cell>
          <table:table-cell office:value-type="percentage" office:value="8.5101428571428578E-2" table:formula="of:=[.B4]+[.B17]*[.B5]" table:style-name="ce4">
            <text:p>8,51 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terest Expense (2024)</text:p>
          </table:table-cell>
          <table:table-cell office:value-type="float" office:value="2078" table:formula="of:=2078" table:style-name="ce1">
            <text:p>20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BD</text:p>
          </table:table-cell>
          <table:table-cell office:value-type="float" office:value="43852" table:formula="of:=[DCF_IV_Group_AS.C25]" table:style-name="ce1">
            <text:p>438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st of Debt</text:p>
          </table:table-cell>
          <table:table-cell office:value-type="float" office:value="4.7386664234242454E-2" table:formula="of:=[.B19]/[.B20]" table:style-name="ce13">
            <text:p>0,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fter tax Cost of Debt</text:p>
          </table:table-cell>
          <table:table-cell office:value-type="float" office:value="3.6961598102709117E-2" table:formula="of:=[.B21]*(1-[.B6])" table:style-name="ce13">
            <text:p>0,04</text:p>
          </table:table-cell>
          <table:table-cell table:number-columns-repeated="16382"/>
        </table:table-row>
        <table:table-row table:style-name="ro2">
          <table:table-cell table:style-name="ce1"/>
          <table:table-cell table:style-name="ce10"/>
          <table:table-cell table:number-columns-repeated="16382"/>
        </table:table-row>
        <table:table-row table:style-name="ro2">
          <table:table-cell office:value-type="string" table:style-name="ce33">
            <text:p>WACC</text:p>
          </table:table-cell>
          <table:table-cell office:value-type="percentage" office:value="7.065947943081273E-2" table:formula="of:=[.B12]*[.B18]+[.B13]*[.B22]" table:style-name="ce34">
            <text:p>7,07 %</text:p>
          </table:table-cell>
          <table:table-cell table:number-columns-repeated="16382"/>
        </table:table-row>
        <table:table-row table:number-rows-repeated="1048552" table:style-name="ro2">
          <table:table-cell table:number-columns-repeated="16384"/>
        </table:table-row>
      </table:table>
      <table:table table:name="Sensetivity_Table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81" table:default-cell-style-name="ce1"/>
        <table:table-row table:style-name="ro1">
          <table:table-cell office:value-type="string" table:number-columns-spanned="8" table:number-rows-spanned="1" table:style-name="ce14">
            <text:p>ENTERPRISE VALUE SENSITIVITY ANALYSI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5" table:number-rows-spanned="1" table:style-name="ce6">
            <text:p>Growth Rate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72273.837577061" table:formula="of:=[DCF_IV_Group_AS.C24]" table:style-name="ce36">
            <text:p>1 072 274</text:p>
          </table:table-cell>
          <table:table-cell office:value-type="percentage" office:value="1.6999999999999998E-2" table:formula="of:=[.D4]-0.5%" table:style-name="ce37">
            <text:p>1,7 %</text:p>
          </table:table-cell>
          <table:table-cell office:value-type="percentage" office:value="2.1999999999999999E-2" table:formula="of:=[.E4]-0.5%" table:style-name="ce37">
            <text:p>2,2 %</text:p>
          </table:table-cell>
          <table:table-cell office:value-type="percentage" office:value="2.7E-2" table:style-name="ce37">
            <text:p>2,7 %</text:p>
          </table:table-cell>
          <table:table-cell office:value-type="percentage" office:value="3.2000000000000001E-2" table:formula="of:=[.E4]+0.5%" table:style-name="ce37">
            <text:p>3,2 %</text:p>
          </table:table-cell>
          <table:table-cell office:value-type="percentage" office:value="3.6999999999999998E-2" table:formula="of:=[.F4]+0.5%" table:style-name="ce37">
            <text:p>3,7 %</text:p>
          </table:table-cell>
          <table:table-cell table:number-columns-repeated="16377" table:style-name="ce1"/>
        </table:table-row>
        <table:table-row table:style-name="ro2">
          <table:table-cell office:value-type="string" table:number-columns-spanned="1" table:number-rows-spanned="5" table:style-name="ce7">
            <text:p>WACC</text:p>
          </table:table-cell>
          <table:table-cell office:value-type="percentage" office:value="6.0659479430812728E-2" table:formula="of:=[.B6]-0.5%" table:style-name="ce38">
            <text:p>6,07 %</text:p>
          </table:table-cell>
          <table:table-cell office:value-type="float" office:value="1111797.3133041852" table:style-name="ce3">
            <text:p>1 111 797</text:p>
          </table:table-cell>
          <table:table-cell office:value-type="float" office:value="1240317.5375002986" table:style-name="ce3">
            <text:p>1 240 318</text:p>
          </table:table-cell>
          <table:table-cell office:value-type="float" office:value="1407020.236995915" table:style-name="ce3">
            <text:p>1 407 020</text:p>
          </table:table-cell>
          <table:table-cell office:value-type="float" office:value="1631889.6243750486" table:style-name="ce3">
            <text:p>1 631 890</text:p>
          </table:table-cell>
          <table:table-cell office:value-type="float" office:value="1951803.1094219761" table:style-name="ce3">
            <text:p>1 951 803</text:p>
          </table:table-cell>
          <table:table-cell table:number-columns-repeated="16377" table:style-name="ce1"/>
        </table:table-row>
        <table:table-row table:style-name="ro2">
          <table:covered-table-cell/>
          <table:table-cell office:value-type="percentage" office:value="6.5659479430812726E-2" table:formula="of:=[.B7]-0.5%" table:style-name="ce38">
            <text:p>6,57 %</text:p>
          </table:table-cell>
          <table:table-cell office:value-type="float" office:value="1263230.8664292474" table:style-name="ce3">
            <text:p>1 263 231</text:p>
          </table:table-cell>
          <table:table-cell office:value-type="float" office:value="1433114.3414841071" table:style-name="ce3">
            <text:p>1 433 114</text:p>
          </table:table-cell>
          <table:table-cell office:value-type="float" office:value="1662274.3555511204" table:style-name="ce3">
            <text:p>1 662 274</text:p>
          </table:table-cell>
          <table:table-cell office:value-type="float" office:value="1988291.9588720077" table:style-name="ce3">
            <text:p>1 988 292</text:p>
          </table:table-cell>
          <table:table-cell office:value-type="float" office:value="2489029.1220443491" table:style-name="ce3">
            <text:p>2 489 029</text:p>
          </table:table-cell>
          <table:table-cell table:number-columns-repeated="16377" table:style-name="ce1"/>
        </table:table-row>
        <table:table-row table:style-name="ro2">
          <table:covered-table-cell/>
          <table:table-cell office:value-type="percentage" office:value="7.065947943081273E-2" table:formula="of:=[.A12]" table:style-name="ce38">
            <text:p>7,07 %</text:p>
          </table:table-cell>
          <table:table-cell office:value-type="float" office:value="1263230.8664292474" table:style-name="ce3">
            <text:p>1 263 231</text:p>
          </table:table-cell>
          <table:table-cell office:value-type="float" office:value="1433114.3414841071" table:style-name="ce3">
            <text:p>1 433 114</text:p>
          </table:table-cell>
          <table:table-cell office:value-type="float" office:value="1662274.3555511204" table:style-name="ce3">
            <text:p>1 662 274</text:p>
          </table:table-cell>
          <table:table-cell office:value-type="float" office:value="1988291.9588720077" table:style-name="ce3">
            <text:p>1 988 292</text:p>
          </table:table-cell>
          <table:table-cell office:value-type="float" office:value="2489029.1220443491" table:style-name="ce3">
            <text:p>2 489 029</text:p>
          </table:table-cell>
          <table:table-cell table:number-columns-repeated="16377" table:style-name="ce1"/>
        </table:table-row>
        <table:table-row table:style-name="ro2">
          <table:covered-table-cell/>
          <table:table-cell office:value-type="percentage" office:value="7.5659479430812734E-2" table:formula="of:=[.B7]+0.5%" table:style-name="ce38">
            <text:p>7,57 %</text:p>
          </table:table-cell>
          <table:table-cell office:value-type="float" office:value="1111797.3133041852" table:style-name="ce3">
            <text:p>1 111 797</text:p>
          </table:table-cell>
          <table:table-cell office:value-type="float" office:value="1240317.5375002986" table:style-name="ce3">
            <text:p>1 240 318</text:p>
          </table:table-cell>
          <table:table-cell office:value-type="float" office:value="1407020.236995915" table:style-name="ce3">
            <text:p>1 407 020</text:p>
          </table:table-cell>
          <table:table-cell office:value-type="float" office:value="1631889.6243750486" table:style-name="ce3">
            <text:p>1 631 890</text:p>
          </table:table-cell>
          <table:table-cell office:value-type="float" office:value="1951803.1094219761" table:style-name="ce3">
            <text:p>1 951 803</text:p>
          </table:table-cell>
          <table:table-cell table:number-columns-repeated="16377" table:style-name="ce1"/>
        </table:table-row>
        <table:table-row table:style-name="ro2">
          <table:covered-table-cell/>
          <table:table-cell office:value-type="percentage" office:value="8.0659479430812739E-2" table:formula="of:=[.B8]+0.5%" table:style-name="ce38">
            <text:p>8,07 %</text:p>
          </table:table-cell>
          <table:table-cell office:value-type="float" office:value="893908.91007644904" table:style-name="ce3">
            <text:p>893 909</text:p>
          </table:table-cell>
          <table:table-cell office:value-type="float" office:value="973927.43857780623" table:style-name="ce3">
            <text:p>973 927</text:p>
          </table:table-cell>
          <table:table-cell office:value-type="float" office:value="1072273.837577061" table:style-name="ce3">
            <text:p>1 072 274</text:p>
          </table:table-cell>
          <table:table-cell office:value-type="float" office:value="1196059.3786566593" table:style-name="ce3">
            <text:p>1 196 059</text:p>
          </table:table-cell>
          <table:table-cell office:value-type="float" office:value="1356620.7532229398" table:style-name="ce3">
            <text:p>1 356 621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percentage" office:value="7.065947943081273E-2" table:formula="of:=[WACC.B24]" table:style-name="ce15">
            <text:p>7,07 %</text:p>
          </table:table-cell>
          <table:table-cell table:number-columns-repeated="16383" table:style-name="ce1"/>
        </table:table-row>
        <table:table-row table:style-name="ro2">
          <table:table-cell office:value-type="percentage" office:value="2.7E-2" table:style-name="ce10">
            <text:p>2,70 %</text:p>
          </table:table-cell>
          <table:table-cell table:number-columns-repeated="16383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Implied_EBIDTA" table:style-name="ta2">
        <table:table-column table:style-name="co14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4" table:number-rows-spanned="1" table:style-name="ce14">
            <text:p>BID of 350m, implied EBITDA</text:p>
          </table:table-cell>
          <table:covered-table-cell table:number-columns-repeated="3"/>
          <table:table-cell table:number-columns-repeated="16380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table:style-name="ce1"/>
          <table:table-cell office:value-type="string" table:style-name="ce1">
            <text:p>WACC</text:p>
          </table:table-cell>
          <table:table-cell office:value-type="percentage" office:value="7.065947943081273E-2" table:formula="of:=[WACC.B24]" table:style-name="ce4">
            <text:p>7,07 %</text:p>
          </table:table-cell>
          <table:table-cell table:number-columns-repeated="16381" table:style-name="ce1"/>
        </table:table-row>
        <table:table-row table:style-name="ro2" table:visibility="collapse">
          <table:table-cell table:style-name="ce1"/>
          <table:table-cell office:value-type="string" table:style-name="ce1">
            <text:p>Industry growth rate</text:p>
          </table:table-cell>
          <table:table-cell office:value-type="percentage" office:value="2.7E-2" table:formula="of:=[DCF_IV_Group_AS.J9]" table:style-name="ce5">
            <text:p>2,7 %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arket Cap</text:p>
          </table:table-cell>
          <table:table-cell office:value-type="float" office:value="350000" table:style-name="ce3">
            <text:p>350 0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IBD</text:p>
          </table:table-cell>
          <table:table-cell office:value-type="float" office:value="43852" table:formula="of:=[DCF_IV_Group_AS.C25]" table:style-name="ce3">
            <text:p>43 85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rget Enterprise Value</text:p>
          </table:table-cell>
          <table:table-cell office:value-type="float" office:value="393852" table:formula="of:=[.B6]+[.B7]" table:style-name="ce3">
            <text:p>393 852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1">
            <text:p>Assumed EBITDA Multiple</text:p>
          </table:table-cell>
          <table:table-cell office:value-type="float" office:value="6" table:style-name="ce11">
            <text:p>6,0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Implied EBITDA</text:p>
          </table:table-cell>
          <table:table-cell office:value-type="float" office:value="65642" table:formula="of:=[.B8]/[.B10]" table:style-name="ce36">
            <text:p>65 642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1">
            <text:p>Comparison to actual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1">
            <text:p>Actual 2024 EBITDA</text:p>
          </table:table-cell>
          <table:table-cell office:value-type="float" office:value="42122" table:formula="of:=[DCF_IV_Group_AS.C10]" table:style-name="ce3">
            <text:p>42 12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plied EBITDA</text:p>
          </table:table-cell>
          <table:table-cell office:value-type="float" office:value="65642" table:formula="of:=[.B11]" table:style-name="ce3">
            <text:p>65 642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1">
            <text:p>Forecasted 2028 EBITDA</text:p>
          </table:table-cell>
          <table:table-cell office:value-type="float" office:value="87552.584967475414" table:formula="of:=[DCF_IV_Group_AS.G10]" table:style-name="ce3">
            <text:p>87 553</text:p>
          </table:table-cell>
          <table:table-cell table:number-columns-repeated="16382"/>
        </table:table-row>
        <table:table-row table:style-name="ro2">
          <table:table-cell table:style-name="ce1">
            <draw:frame draw:z-index="1" draw:id="id0" draw:style-name="a4" draw:name="TextBox 1" svg:x="0in" svg:y="0.19792in" svg:width="3.60417in" svg:height="0.57292in">
              <draw:text-box>
                <text:p text:style-name="a1" text:class-names="" text:cond-style-name=""><text:span text:style-name="a0" text:class-names="">Conclusion: Bid ignores 25% of forecasted EBITDA growth</text:span></text:p>
                <text:p text:style-name="a3" text:class-names="" text:cond-style-name=""><text:span text:style-name="a2" text:class-names="">(2028) and entire terminal value beyond 2028</text:span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named-expressions>
        <table:named-range table:name="WACC_Input" table:cell-range-address="DCF_IV_Group_AS.$J$4" table:base-cell-address="DCF_IV_Group_A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 %</number:text>
    </number:percentage-style>
    <number:percentage-style style:name="N37">
      <number:number number:decimal-places="1" number:min-decimal-places="1" number:min-integer-digits="1"/>
      <number:text> %</number:text>
    </number:percentage-style>
    <number:percentage-style style:name="N38">
      <number:number number:decimal-places="2" number:min-decimal-places="2" number:min-integer-digits="1"/>
      <number:text> %</number:text>
    </number:percentage-style>
    <number:percentage-style style:name="N39">
      <number:number number:decimal-places="0" number:min-decimal-places="0" number:min-integer-digits="1">
        <number:embedded-text number:position="0"> </number:embedded-text>
      </number:number>
      <number:text>%</number:text>
    </number:percentage-style>
    <number:number-style style:name="N40">
      <number:number number:decimal-places="1" number:min-decimal-places="1" number:min-integer-digits="1" number:grouping="true"/>
    </number:number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number number:decimal-places="0" number:min-decimal-places="0" number:min-integer-digits="1" number:grouping="true"/>
      <style:map style:condition="value()&gt;=0" style:apply-style-name="N51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ercent" style:family="table-cell" style:data-style-name="N39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Erik Solli</meta:initial-creator>
    <dc:creator>Erik Solli</dc:creator>
    <meta:creation-date>2024-10-27T13:03:41Z</meta:creation-date>
    <dc:date>2026-02-02T03:10:17Z</dc:date>
  </office:meta>
</office:document-meta>
</file>